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5.218cm"/>
    </style:style>
    <style:style style:name="gr4" style:family="graphic" style:parent-style-name="standard">
      <style:graphic-properties draw:stroke="none" svg:stroke-color="#000000" draw:fill="none" draw:fill-color="#ffffff" fo:min-height="3.307cm"/>
    </style:style>
    <style:style style:name="gr5" style:family="graphic" style:parent-style-name="standard">
      <style:graphic-properties draw:stroke="none" svg:stroke-color="#000000" draw:fill="none" draw:fill-color="#ffffff" fo:min-height="2.403cm"/>
    </style:style>
    <style:style style:name="gr6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8cm" svg:height="1.8cm" svg:x="0.6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1.8cm" svg:x="10.6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1.8cm" svg:x="10.6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8cm" svg:height="1.8cm" svg:x="8cm" svg:y="10.6cm">
          <text:p text:style-name="P1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1.8cm" svg:x="5.2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1.8cm" svg:x="5.9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1.8cm" svg:x="10.6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1.8cm" svg:x="0.6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1.8cm" svg:x="0.6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1.8cm" svg:x="3.6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1.8cm" svg:x="0.6cm" svg:y="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1.8cm" svg:x="10.6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11.695cm" svg:height="5.468cm" svg:x="2.499cm" svg:y="15.839cm">
          <draw:text-box>
            <text:p>Cr1(l,t) <text:s/>= 0,38 <text:s text:c="2"/>= (30/70)/(53/47)</text:p>
            <text:p>Cr2(r,b) = 0,253 = (46/64)/(74/26) </text:p>
          </draw:text-box>
        </draw:frame>
        <draw:frame draw:style-name="gr4" draw:layer="layout" svg:width="4.226cm" svg:height="3.557cm" svg:x="5.358cm" svg:y="5.73cm">
          <draw:text-box>
            <text:p>4</text:p>
            <text:p/>
          </draw:text-box>
        </draw:frame>
        <draw:frame draw:style-name="gr5" draw:layer="layout" svg:width="1.77cm" svg:height="2.653cm" svg:x="5.934cm" svg:y="5.897cm">
          <draw:text-box>
            <text:p>1</text:p>
          </draw:text-box>
        </draw:frame>
        <draw:custom-shape draw:style-name="gr1" draw:text-style-name="P1" draw:layer="layout" svg:width="6cm" svg:height="6cm" svg:x="3.599cm" svg:y="3.5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5cm" svg:height="5cm" svg:x="4.099cm" svg:y="4.0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4cm" svg:height="4cm" svg:x="4.599cm" svg:y="4.5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cm" svg:height="3cm" svg:x="5.099cm" svg:y="5.0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2cm" svg:height="2cm" svg:x="5.599cm" svg:y="5.5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cm" fo:page-height="1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tthias </meta:initial-creator>
    <meta:creation-date>2013-07-22T09:20:13</meta:creation-date>
    <dc:date>2013-08-20T15:41:46</dc:date>
    <dc:creator>Matthias </dc:creator>
    <meta:editing-duration>PT35M5S</meta:editing-duration>
    <meta:editing-cycles>10</meta:editing-cycles>
    <meta:generator>LibreOffice/3.5$Linux_X86_64 LibreOffice_project/350m1$Build-2</meta:generator>
    <meta:printed-by>Matthias </meta:printed-by>
    <meta:print-date>2013-07-22T15:40:45</meta:print-date>
    <meta:document-statistic meta:object-count="20"/>
  </office:meta>
</office:document-meta>
</file>